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 loext:decorative="false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 loext:decorative="false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 loext:decorative="false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 loext:decorative="false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 loext:decorative="false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812cm" fo:min-width="0.562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j</text:span></text:p>
          </draw:text-box>
        </draw:frame>
        <draw:custom-shape draw:style-name="gr9" draw:text-style-name="P7" draw:layer="layout" svg:width="1.5cm" svg:height="1.5cm" svg:x="5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creation-date>2007-11-28T13:51:55</meta:creation-date>
    <dc:date>2024-11-13T09:00:28.334756507</dc:date>
    <meta:editing-cycles>31</meta:editing-cycles>
    <meta:editing-duration>PT1H23M47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